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1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4.138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766cm"/>
    </style:style>
    <style:style style:name="co8" style:family="table-column">
      <style:table-column-properties fo:break-before="auto" style:column-width="2.461cm"/>
    </style:style>
    <style:style style:name="co9" style:family="table-column">
      <style:table-column-properties fo:break-before="auto" style:column-width="3.02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Inteira">
      <style:table-properties table:display="true" style:writing-mode="lr-tb"/>
    </style:style>
    <style:style style:name="ta2" style:family="table" style:master-page-name="PageStyle_5f_Meia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teira" table:style-name="ta1">
        <office:forms form:automatic-focus="false" form:apply-design-mode="false"/>
        <table:shapes>
          <draw:frame draw:z-index="0" draw:style-name="gr1" draw:text-style-name="P1" svg:width="15.999cm" svg:height="8.999cm" svg:x="26.454cm" svg:y="1.074cm">
            <draw:object draw:notify-on-update-of-ranges="Inteira.L3:Inteira.L3 Inteira.L4:Inteira.L14 Inteira.M3:Inteira.M3 Inteira.H2:Inteira.H7 Inteira.I2:Inteira.I7 Inteira.N3:Inteira.N3 Inteira.N4:Inteira.N14 Inteira.O3:Inteira.O3 Inteira.O4:Inteira.O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of</text:p>
          </table:table-cell>
          <table:table-cell office:value-type="string" calcext:value-type="string">
            <text:p>media</text:p>
          </table:table-cell>
          <table:table-cell table:number-columns-repeated="3"/>
          <table:table-cell office:value-type="string" calcext:value-type="string">
            <text:p>peso total (N)</text:p>
          </table:table-cell>
          <table:table-cell office:value-type="string" calcext:value-type="string">
            <text:p>comprimento (m)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table:number-matrix-columns-spanned="1" table:number-matrix-rows-spanned="6" table:formula="of:=([.B2:.B7]+[.C2:.C7])/2" office:value-type="float" office:value="49" calcext:value-type="float">
            <text:p>49</text:p>
          </table:table-cell>
          <table:table-cell table:number-columns-repeated="3"/>
          <table:table-cell table:number-matrix-columns-spanned="1" table:number-matrix-rows-spanned="6" table:formula="of:=([.A2:.A7]+[.B9]+[.B11])*10^-3*9.81" office:value-type="float" office:value="0.015696" calcext:value-type="float">
            <text:p>0,015696</text:p>
          </table:table-cell>
          <table:table-cell table:number-matrix-columns-spanned="1" table:number-matrix-rows-spanned="6" table:formula="of:=[.D2:.D7]*10^-2" office:value-type="float" office:value="0.49" calcext:value-type="float">
            <text:p>0,49</text:p>
          </table:table-cell>
          <table:table-cell table:number-columns-repeated="1015"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72" calcext:value-type="float">
            <text:p>72</text:p>
          </table:table-cell>
          <table:table-cell office:value-type="float" office:value="72.5" calcext:value-type="float">
            <text:p>72,5</text:p>
          </table:table-cell>
          <table:table-cell office:value-type="float" office:value="72.25" calcext:value-type="float">
            <text:p>72,25</text:p>
          </table:table-cell>
          <table:table-cell table:number-columns-repeated="3"/>
          <table:table-cell office:value-type="float" office:value="0.114777" calcext:value-type="float">
            <text:p>0,114777</text:p>
          </table:table-cell>
          <table:table-cell office:value-type="float" office:value="0.7225" calcext:value-type="float">
            <text:p>0,7225</text:p>
          </table:table-cell>
          <table:table-cell table:number-columns-repeated="1015"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7.5" calcext:value-type="float">
            <text:p>97,5</text:p>
          </table:table-cell>
          <table:table-cell table:number-columns-repeated="3"/>
          <table:table-cell office:value-type="float" office:value="0.220725" calcext:value-type="float">
            <text:p>0,220725</text:p>
          </table:table-cell>
          <table:table-cell office:value-type="float" office:value="0.975" calcext:value-type="float">
            <text:p>0,975</text:p>
          </table:table-cell>
          <table:table-cell table:number-columns-repeated="1015"/>
        </table:table-row>
        <table:table-row table:style-name="ro1">
          <table:table-cell office:value-type="float" office:value="31.2" calcext:value-type="float">
            <text:p>31,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20.5" calcext:value-type="float">
            <text:p>120,5</text:p>
          </table:table-cell>
          <table:table-cell table:number-columns-repeated="3"/>
          <table:table-cell office:value-type="float" office:value="0.321768" calcext:value-type="float">
            <text:p>0,321768</text:p>
          </table:table-cell>
          <table:table-cell office:value-type="float" office:value="1.205" calcext:value-type="float">
            <text:p>1,205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.5" calcext:value-type="float">
            <text:p>145,5</text:p>
          </table:table-cell>
          <table:table-cell office:value-type="float" office:value="144.5" calcext:value-type="float">
            <text:p>144,5</text:p>
          </table:table-cell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0.427716" calcext:value-type="float">
            <text:p>0,427716</text:p>
          </table:table-cell>
          <table:table-cell office:value-type="float" office:value="1.45" calcext:value-type="float">
            <text:p>1,45</text:p>
          </table:table-cell>
          <table:table-cell table:number-columns-repeated="1015"/>
        </table:table-row>
        <table:table-row table:style-name="ro1">
          <table:table-cell office:value-type="float" office:value="52.4" calcext:value-type="float">
            <text:p>52,4</text:p>
          </table:table-cell>
          <table:table-cell office:value-type="float" office:value="164.5" calcext:value-type="float">
            <text:p>164,5</text:p>
          </table:table-cell>
          <table:table-cell office:value-type="float" office:value="165" calcext:value-type="float">
            <text:p>165</text:p>
          </table:table-cell>
          <table:table-cell office:value-type="float" office:value="164.75" calcext:value-type="float">
            <text:p>164,75</text:p>
          </table:table-cell>
          <table:table-cell table:number-columns-repeated="3"/>
          <table:table-cell office:value-type="float" office:value="0.52974" calcext:value-type="float">
            <text:p>0,52974</text:p>
          </table:table-cell>
          <table:table-cell office:value-type="float" office:value="1.6475" calcext:value-type="float">
            <text:p>1,647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ampo</text:p>
          </table:table-cell>
          <table:table-cell office:value-type="float" office:value="0.9" calcext:value-type="float">
            <text:p>0,9</text:p>
          </table:table-cell>
          <table:table-cell table:number-columns-repeated="4"/>
          <table:table-cell office:value-type="string" calcext:value-type="string">
            <text:p>N</text:p>
          </table:table-cell>
          <table:table-cell table:formula="of:=COUNT([.H2:.H7])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la</text:p>
          </table:table-cell>
          <table:table-cell office:value-type="float" office:value="37.5" calcext:value-type="float">
            <text:p>37,5</text:p>
          </table:table-cell>
          <table:table-cell table:number-columns-repeated="4"/>
          <table:table-cell office:value-type="string" calcext:value-type="string">
            <text:p>sx, sy</text:p>
          </table:table-cell>
          <table:table-cell table:formula="of:=SUM([.I2:.I7])" office:value-type="float" office:value="6.49" calcext:value-type="float">
            <text:p>6,49</text:p>
          </table:table-cell>
          <table:table-cell table:formula="of:=SUM([.H2:.H7])" office:value-type="float" office:value="1.630422" calcext:value-type="float">
            <text:p>1,6304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mpo de cima</text:p>
          </table:table-cell>
          <table:table-cell office:value-type="float" office:value="0.7" calcext:value-type="float">
            <text:p>0,7</text:p>
          </table:table-cell>
          <table:table-cell table:number-columns-repeated="4"/>
          <table:table-cell office:value-type="string" calcext:value-type="string">
            <text:p>sx2, sy2</text:p>
          </table:table-cell>
          <table:table-cell table:formula="of:=SUMPRODUCT([.I2:.I7];[.I2:.I7])" office:value-type="float" office:value="7.9815125" calcext:value-type="float">
            <text:p>7,9815125</text:p>
          </table:table-cell>
          <table:table-cell table:formula="of:=SUMPRODUCT([.H2:.H7];[.H2:.H7])" office:value-type="float" office:value="0.62923973985" calcext:value-type="float">
            <text:p>0,629239739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xy</text:p>
          </table:table-cell>
          <table:table-cell table:formula="of:=SUMPRODUCT([.H2:.H7];[.I2:.I7])" office:value-type="float" office:value="2.1864895875" calcext:value-type="float">
            <text:p>2,18648958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Delta</text:p>
          </table:table-cell>
          <table:table-cell table:formula="of:=6*[.H11]-[.H10]^2" office:value-type="float" office:value="5.768975" calcext:value-type="float">
            <text:p>5,76897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da</text:p>
          </table:table-cell>
          <table:table-cell table:formula="of:=SQRT(6*0.0001/[.H14])" office:value-type="float" office:value="0.010198265091234" calcext:value-type="float">
            <text:p>0,010198265091234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</text:p>
          </table:table-cell>
          <table:table-cell table:formula="of:=([.H9]*[.H12]-[.H10]*[.I10])/[.H14]" office:value-type="float" office:value="0.43985261593264" calcext:value-type="float">
            <text:p>0,43985261593264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ia" table:style-name="ta2">
        <table:table-column table:style-name="co7" table:default-cell-style-name="Default"/>
        <table:table-column table:style-name="co2" table:number-columns-repeated="6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Prof</text:p>
          </table:table-cell>
          <table:table-cell office:value-type="string" calcext:value-type="string">
            <text:p>media</text:p>
          </table:table-cell>
          <table:table-cell table:number-columns-repeated="3"/>
          <table:table-cell office:value-type="string" calcext:value-type="string">
            <text:p><text:s/>peso total (N)</text:p>
          </table:table-cell>
          <table:table-cell office:value-type="string" calcext:value-type="string">
            <text:p>Comprimento (m)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.5" calcext:value-type="float">
            <text:p>13,5</text:p>
          </table:table-cell>
          <table:table-cell table:number-matrix-columns-spanned="1" table:number-matrix-rows-spanned="7" table:formula="of:=([.B2:.B8]+[.C2:.C8])/2" office:value-type="float" office:value="13.5" calcext:value-type="float">
            <text:p>13,5</text:p>
          </table:table-cell>
          <table:table-cell table:number-columns-repeated="3"/>
          <table:table-cell table:number-matrix-columns-spanned="1" table:number-matrix-rows-spanned="7" table:formula="of:=([.A2:.A8]+[.B10]+[.B12])*10^-3*9.81" office:value-type="float" office:value="0.015696" calcext:value-type="float">
            <text:p>0,015696</text:p>
          </table:table-cell>
          <table:table-cell table:number-matrix-columns-spanned="1" table:number-matrix-rows-spanned="7" table:formula="of:=[.D2:.D8]*10^-2" office:value-type="float" office:value="0.135" calcext:value-type="float">
            <text:p>0,135</text:p>
          </table:table-cell>
          <table:table-cell table:number-columns-repeated="1015"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24.5" calcext:value-type="float">
            <text:p>24,5</text:p>
          </table:table-cell>
          <table:table-cell office:value-type="float" office:value="25" calcext:value-type="float">
            <text:p>25</text:p>
          </table:table-cell>
          <table:table-cell office:value-type="float" office:value="24.75" calcext:value-type="float">
            <text:p>24,75</text:p>
          </table:table-cell>
          <table:table-cell table:number-columns-repeated="3"/>
          <table:table-cell office:value-type="float" office:value="0.114777" calcext:value-type="float">
            <text:p>0,114777</text:p>
          </table:table-cell>
          <table:table-cell office:value-type="float" office:value="0.2475" calcext:value-type="float">
            <text:p>0,2475</text:p>
          </table:table-cell>
          <table:table-cell table:number-columns-repeated="1015"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36.5" calcext:value-type="float">
            <text:p>36,5</text:p>
          </table:table-cell>
          <table:table-cell office:value-type="float" office:value="37" calcext:value-type="float">
            <text:p>37</text:p>
          </table:table-cell>
          <table:table-cell office:value-type="float" office:value="36.75" calcext:value-type="float">
            <text:p>36,75</text:p>
          </table:table-cell>
          <table:table-cell table:number-columns-repeated="3"/>
          <table:table-cell office:value-type="float" office:value="0.220725" calcext:value-type="float">
            <text:p>0,220725</text:p>
          </table:table-cell>
          <table:table-cell office:value-type="float" office:value="0.3675" calcext:value-type="float">
            <text:p>0,3675</text:p>
          </table:table-cell>
          <table:table-cell table:number-columns-repeated="1015"/>
        </table:table-row>
        <table:table-row table:style-name="ro1">
          <table:table-cell office:value-type="float" office:value="31.1" calcext:value-type="float">
            <text:p>31,1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8.5" calcext:value-type="float">
            <text:p>48,5</text:p>
          </table:table-cell>
          <table:table-cell table:number-columns-repeated="3"/>
          <table:table-cell office:value-type="float" office:value="0.320787" calcext:value-type="float">
            <text:p>0,320787</text:p>
          </table:table-cell>
          <table:table-cell office:value-type="float" office:value="0.485" calcext:value-type="float">
            <text:p>0,485</text:p>
          </table:table-cell>
          <table:table-cell table:number-columns-repeated="1015"/>
        </table:table-row>
        <table:table-row table:style-name="ro1">
          <table:table-cell office:value-type="float" office:value="42.1" calcext:value-type="float">
            <text:p>42,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0.5" calcext:value-type="float">
            <text:p>60,5</text:p>
          </table:table-cell>
          <table:table-cell table:number-columns-repeated="3"/>
          <table:table-cell office:value-type="float" office:value="0.428697" calcext:value-type="float">
            <text:p>0,428697</text:p>
          </table:table-cell>
          <table:table-cell office:value-type="float" office:value="0.605" calcext:value-type="float">
            <text:p>0,605</text:p>
          </table:table-cell>
          <table:table-cell table:number-columns-repeated="1015"/>
        </table:table-row>
        <table:table-row table:style-name="ro1">
          <table:table-cell office:value-type="float" office:value="52.4" calcext:value-type="float">
            <text:p>52,4</text:p>
          </table:table-cell>
          <table:table-cell office:value-type="float" office:value="71.5" calcext:value-type="float">
            <text:p>71,5</text:p>
          </table:table-cell>
          <table:table-cell office:value-type="float" office:value="71.8" calcext:value-type="float">
            <text:p>71,8</text:p>
          </table:table-cell>
          <table:table-cell office:value-type="float" office:value="71.65" calcext:value-type="float">
            <text:p>71,65</text:p>
          </table:table-cell>
          <table:table-cell table:number-columns-repeated="3"/>
          <table:table-cell office:value-type="float" office:value="0.52974" calcext:value-type="float">
            <text:p>0,52974</text:p>
          </table:table-cell>
          <table:table-cell office:value-type="float" office:value="0.7165" calcext:value-type="float">
            <text:p>0,7165</text:p>
          </table:table-cell>
          <table:table-cell table:number-columns-repeated="1015"/>
        </table:table-row>
        <table:table-row table:style-name="ro1">
          <table:table-cell office:value-type="float" office:value="63.3" calcext:value-type="float">
            <text:p>63,3</text:p>
          </table:table-cell>
          <table:table-cell office:value-type="float" office:value="84" calcext:value-type="float">
            <text:p>84</text:p>
          </table:table-cell>
          <table:table-cell office:value-type="float" office:value="83.5" calcext:value-type="float">
            <text:p>83,5</text:p>
          </table:table-cell>
          <table:table-cell office:value-type="float" office:value="83.75" calcext:value-type="float">
            <text:p>83,75</text:p>
          </table:table-cell>
          <table:table-cell table:number-columns-repeated="3"/>
          <table:table-cell office:value-type="float" office:value="0.636669" calcext:value-type="float">
            <text:p>0,636669</text:p>
          </table:table-cell>
          <table:table-cell office:value-type="float" office:value="0.8375" calcext:value-type="float">
            <text:p>0,837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ampo</text:p>
          </table:table-cell>
          <table:table-cell office:value-type="float" office:value="0.9" calcext:value-type="float">
            <text:p>0,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a</text:p>
          </table:table-cell>
          <table:table-cell office:value-type="float" office:value="19.1" calcext:value-type="float">
            <text:p>19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mpo de cima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number number:decimal-places="0" number:min-decimal-places="0" number:min-integer-digits="1" number:grouping="true"/>
      <number:text> €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6P0"/>
    </number:number-style>
    <number:number-style style:name="N154P0" style:volatile="true">
      <number:number number:decimal-places="2" number:min-decimal-places="2" number:min-integer-digits="1" number:grouping="true"/>
      <number:text> €</number:text>
    </number:number-style>
    <number:number-style style:name="N15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4P0"/>
    </number:number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 </number:text>
      <number:fill-character> </number:fill-character>
      <number:text>-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6P2" style:volatile="true">
      <number:text> </number:text>
      <number:fill-character> </number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number number:decimal-places="0" number:min-decimal-places="0" number:min-integer-digits="1" number:grouping="true"/>
      <number:text> €</number:text>
    </number:number-style>
    <number:number-style style:name="N15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57P0"/>
    </number:number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53P0" style:volatile="true">
      <number:number number:decimal-places="2" number:min-decimal-places="2" number:min-integer-digits="1" number:grouping="true"/>
      <number:text> €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3P0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hours/>
      <number:text>:</number:text>
      <number:minutes number:style="long"/>
      <number:text> </number:text>
      <number:am-pm/>
    </number:time-style>
    <number:time-style style:name="N122">
      <number:minutes number:style="long"/>
      <number:text>:</number:text>
      <number:seconds number:style="long" number:decimal-places="1"/>
    </number:time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nteira" style:display-name="PageStyle_Inteir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ia" style:display-name="PageStyle_Mei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o santos</meta:initial-creator>
    <meta:creation-date>2015-06-05T18:19:34</meta:creation-date>
    <dc:date>2024-04-26T08:49:18.625995106</dc:date>
    <meta:generator>LibreOffice/7.3.7.2$Linux_X86_64 LibreOffice_project/30$Build-2</meta:generator>
    <meta:editing-duration>PT4M39S</meta:editing-duration>
    <meta:editing-cycles>2</meta:editing-cycles>
    <meta:document-statistic meta:table-count="2" meta:cell-count="118" meta:object-count="1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454cm" style:legend-expansion="high" chart:style-name="ch2"/>
        <chart:plot-area chart:style-name="ch3" table:cell-range-address="Inteira.L3:Inteira.L14 Inteira.H2:Inteira.I7 Inteira.M3:Inteira.O3 Inteira.N4:Inteira.O14" chart:data-source-has-labels="both" svg:x="0.371cm" svg:y="0.125cm" svg:width="13.069cm" svg:height="8.639cm">
          <chart:coordinate-region svg:x="1.098cm" svg:y="0.325cm" svg:width="12.102cm" svg:height="7.792cm"/>
          <chart:axis chart:dimension="x" chart:name="primary-x" chart:style-name="ch4" chartooo:axis-type="auto">
            <chart:categories table:cell-range-address="Inteira.L4:Inteira.L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nteira.H2:Inteira.H7" chart:label-cell-address="Inteira.M3:Inteira.M3" chart:class="chart:scatter">
            <chart:domain table:cell-range-address="Inteira.I2:Inteira.I7"/>
            <chart:regression-curve chart:style-name="ch8">
              <chart:equation chart:display-equation="true" chart:display-r-square="false"/>
            </chart:regression-curve>
            <chart:data-point chart:repeated="6"/>
          </chart:series>
          <chart:series chart:style-name="ch9" chart:values-cell-range-address="Inteira.N4:Inteira.N14" chart:label-cell-address="Inteira.N3:Inteira.N3" chart:class="chart:scatter">
            <chart:data-point chart:repeated="11"/>
          </chart:series>
          <chart:series chart:style-name="ch10" chart:values-cell-range-address="Inteira.O4:Inteira.O14" chart:label-cell-address="Inteira.O3:Inteira.O3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Inteira.M3:Inteira.M3</svg:desc>
                </draw:g>
              </table:table-cell>
              <table:table-cell office:value-type="string">
                <text:p/>
                <draw:g>
                  <svg:desc>Inteira.N3:Inteira.N3</svg:desc>
                </draw:g>
              </table:table-cell>
              <table:table-cell office:value-type="string">
                <text:p/>
                <draw:g>
                  <svg:desc>Inteira.O3:Inteira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Inteira.L4:Inteira.L14</svg:desc>
                </draw:g>
              </table:table-cell>
              <table:table-cell office:value-type="float" office:value="0.49">
                <text:p>0.49</text:p>
                <draw:g>
                  <svg:desc>Inteira.I2:Inteira.I7</svg:desc>
                </draw:g>
              </table:table-cell>
              <table:table-cell office:value-type="float" office:value="0.015696">
                <text:p>0.015696</text:p>
                <draw:g>
                  <svg:desc>Inteira.H2:Inteira.H7</svg:desc>
                </draw:g>
              </table:table-cell>
              <table:table-cell office:value-type="float" office:value="NaN">
                <text:p>NaN</text:p>
                <draw:g>
                  <svg:desc>Inteira.N4:Inteira.N14</svg:desc>
                </draw:g>
              </table:table-cell>
              <table:table-cell office:value-type="float" office:value="NaN">
                <text:p>NaN</text:p>
                <draw:g>
                  <svg:desc>Inteira.O4:Inteira.O1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7225">
                <text:p>0.7225</text:p>
              </table:table-cell>
              <table:table-cell office:value-type="float" office:value="0.114777">
                <text:p>0.114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75">
                <text:p>0.975</text:p>
              </table:table-cell>
              <table:table-cell office:value-type="float" office:value="0.220725">
                <text:p>0.2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205">
                <text:p>1.205</text:p>
              </table:table-cell>
              <table:table-cell office:value-type="float" office:value="0.321768">
                <text:p>0.32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45">
                <text:p>1.45</text:p>
              </table:table-cell>
              <table:table-cell office:value-type="float" office:value="0.427716">
                <text:p>0.427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6475">
                <text:p>1.6475</text:p>
              </table:table-cell>
              <table:table-cell office:value-type="float" office:value="0.52974">
                <text:p>0.5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